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8mm"/>
    </style:style>
    <style:style style:name="co2" style:family="table-column">
      <style:table-column-properties fo:break-before="auto" style:column-width="146.01mm"/>
    </style:style>
    <style:style style:name="co3" style:family="table-column">
      <style:table-column-properties fo:break-before="auto" style:column-width="166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4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9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Categoría_20_de_20_la_20_tabla_20_dinámica" style:data-style-name="N0">
      <style:table-cell-properties fo:border="0.99pt solid #000000"/>
    </style:style>
    <style:style style:name="ce11" style:family="table-cell" style:parent-style-name="Título_20_de_20_la_20_tabla_20_dinámica" style:data-style-name="N0">
      <style:table-cell-properties fo:border-bottom="2.01pt solid #000000" fo:border-left="none" fo:border-right="none" fo:border-top="0.99pt solid #000000"/>
    </style:style>
    <style:style style:name="ce12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Valor_20_de_20_la_20_tabla_20_dinámica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Valor_20_de_20_la_20_tabla_20_dinámica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Valor_20_de_20_la_20_tabla_20_dinámica">
      <style:table-cell-properties fo:border-bottom="none" fo:border-left="0.99pt solid #000000" fo:border-right="2.01pt solid #000000" fo:border-top="none"/>
    </style:style>
    <style:style style:name="ce17" style:family="table-cell" style:parent-style-name="Valor_20_de_20_la_20_tabla_20_dinámica">
      <style:table-cell-properties fo:border-bottom="0.99pt solid #000000" fo:border-left="0.99pt solid #000000" fo:border-right="2.01pt solid #000000" fo:border-top="0.99pt solid #000000"/>
    </style:style>
    <style:style style:name="ce18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ubservicios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16"/>
        <table:table-row table:style-name="ro1">
          <table:table-cell table:style-name="ce1" office:value-type="string" calcext:value-type="string">
            <text:p>TIPO</text:p>
          </table:table-cell>
          <table:table-cell table:style-name="ce6" office:value-type="string" calcext:value-type="string">
            <text:p>SERVICIO</text:p>
          </table:table-cell>
          <table:table-cell table:style-name="ce6" office:value-type="string" calcext:value-type="string">
            <text:p>SUBSERVICIO</text:p>
          </table:table-cell>
          <table:table-cell table:style-name="ce13" office:value-type="string" calcext:value-type="string">
            <text:p>(vacío)</text:p>
          </table:table-cell>
        </table:table-row>
        <table:table-row table:style-name="ro1">
          <table:table-cell table:style-name="ce2" office:value-type="string" calcext:value-type="string">
            <text:p>Buzón de propuestas y Quejas</text:p>
          </table:table-cell>
          <table:table-cell table:number-columns-repeated="2" table:style-name="ce7" office:value-type="string" calcext:value-type="string">
            <text:p>Propuestas y quejas sobre el funcionamiento de CEIS (Centro de Información y Servicios)</text:p>
          </table:table-cell>
          <table:table-cell table:style-name="ce14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Sugerencias / Mejoras sobre el funcionamiento de CEIS (Centro de Información y Servicios)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Consulta</text:p>
          </table:table-cell>
          <table:table-cell table:style-name="ce7" office:value-type="string" calcext:value-type="string">
            <text:p>Accesos al y desde el exterior de la Consejería e Internet</text:p>
          </table:table-cell>
          <table:table-cell table:style-name="ce7" office:value-type="string" calcext:value-type="string">
            <text:p>Acceso desde el exterior a recursos de la Consejería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Accesos a Internet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IAAP, Sistemas y Formación</text:p>
          </table:table-cell>
          <table:table-cell table:style-name="ce7" office:value-type="string" calcext:value-type="string">
            <text:p>Formación - <text:s/>Jornada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.I. - Zona de descargas</text:p>
          </table:table-cell>
          <table:table-cell table:style-name="ce15"/>
        </table:table-row>
        <table:table-row table:style-name="ro1">
          <table:table-cell/>
          <table:table-cell table:style-name="ce10" office:value-type="string" calcext:value-type="string">
            <text:p>Otros Servici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Portales y páginas web</text:p>
          </table:table-cell>
          <table:table-cell table:style-name="ce7" office:value-type="string" calcext:value-type="string">
            <text:p>Extranet de la Consejería de Hacienda y Administración Pública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ros portales y páginas web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Web del Empleado Público</text:p>
          </table:table-cell>
          <table:table-cell table:style-name="ce15"/>
        </table:table-row>
        <table:table-row table:style-name="ro1">
          <table:table-cell/>
          <table:table-cell table:style-name="ce10" office:value-type="string" calcext:value-type="string">
            <text:p>Préstamo de salas y recurs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10" office:value-type="string" calcext:value-type="string">
            <text:p>Servicio Especializado (sólo personal TIC)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ervicios específicos para la CHAP</text:p>
          </table:table-cell>
          <table:table-cell table:style-name="ce7" office:value-type="string" calcext:value-type="string">
            <text:p>Aplicaciones del puesto de trabajo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Cámaras de la guarder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petas de 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o electrónico – 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- Accesos y Permi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Espacios o Siti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Instancia para aplic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Metada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Ot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elefonía móvil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Administración Electrónica</text:p>
          </table:table-cell>
          <table:table-cell table:style-name="ce7" office:value-type="string" calcext:value-type="string">
            <text:p>Certificados digitale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istema de Presentación Electrónica General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Análisis y Explotación de Datos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Explotación de datos SUR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ERIS-G3 (Planificación y Gestión de la Contratación Administrativa)</text:p>
          </table:table-cell>
          <table:table-cell table:style-name="ce7" office:value-type="string" calcext:value-type="string">
            <text:p>Actuaciones Programada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ribunal Administrativo de Recursos Contractuales (TARCJA)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GIRO (Gestión Integrada de Recursos Organizativos)</text:p>
          </table:table-cell>
          <table:table-cell table:style-name="ce7" office:value-type="string" calcext:value-type="string">
            <text:p>Activos Fijos- Contabilidad Patrimonial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ultas genera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esorería - Otros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JUPITER (Gestión Presupuestaria, Contable y Tesorera)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raspasos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Más Sistemas de Información</text:p>
          </table:table-cell>
          <table:table-cell table:style-name="ce7" office:value-type="string" calcext:value-type="string">
            <text:p>Acce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ARE (Aplicación de Remisión Electrón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Otros procedimientos de Remisión Electrón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Portal BO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Remisión en Soporte Pap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mpaña Renta – Ot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mpaña Renta – Problema de conex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G Relaciones Financieras con las CC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ctura Electrónica – Aplicación PUE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amienta <text:s/>de ayuda al sistema contable SE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FOC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Incompatibilidad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Libro de Sugerencias y Reclama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Plataforma RD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RIPD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SIRhUS (Gestión Integrada de Recursos Humanos)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ción soc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ituaciones de personal/Gestión de Actos Administrativos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SUR (Gestión Tributaria)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  <table:table-cell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Subsistema Valoración de Bienes y Derechos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Incidencia</text:p>
          </table:table-cell>
          <table:table-cell table:style-name="ce7" office:value-type="string" calcext:value-type="string">
            <text:p>Accesos al y desde el exterior de la Consejería e Internet</text:p>
          </table:table-cell>
          <table:table-cell table:style-name="ce7" office:value-type="string" calcext:value-type="string">
            <text:p>Acceso desde el exterior a recursos de la Consejería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Accesos a Internet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IAAP, Sistemas y Formación</text:p>
          </table:table-cell>
          <table:table-cell table:style-name="ce7" office:value-type="string" calcext:value-type="string">
            <text:p>Formación - <text:s/>Jornada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Formación – Homolog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– Idi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– Interadministrativ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– Justic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acces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especialización y promo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formad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perfeccionamiento Atención Ciudadan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perfeccionamiento horizon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de perfeccionamiento Sector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gener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ación para la direc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Docufirm@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Gracurwe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Liferay (Espacio para debate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Obtención certificado retenciones e ingre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Portal IAA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Registro de profes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SAF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SIGEF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.I. - Sistema de Evaluación de la Calidad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.I. - Zona de descargas</text:p>
          </table:table-cell>
          <table:table-cell table:style-name="ce15"/>
        </table:table-row>
        <table:table-row table:style-name="ro1">
          <table:table-cell/>
          <table:table-cell table:style-name="ce10" office:value-type="string" calcext:value-type="string">
            <text:p>Otros Servici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Portales y páginas web</text:p>
          </table:table-cell>
          <table:table-cell table:style-name="ce7" office:value-type="string" calcext:value-type="string">
            <text:p>Extranet de la Consejería de Hacienda y Administración Pública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ros portales y páginas web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Web del Empleado Público</text:p>
          </table:table-cell>
          <table:table-cell table:style-name="ce15"/>
        </table:table-row>
        <table:table-row table:style-name="ro1">
          <table:table-cell/>
          <table:table-cell table:style-name="ce10" office:value-type="string" calcext:value-type="string">
            <text:p>Préstamo de salas y recursos</text:p>
          </table:table-cell>
          <table:table-cell table:style-name="ce10" office:value-type="string" calcext:value-type="string">
            <text:p>Sin determinar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Servicio Especializado (sólo personal TIC)</text:p>
          </table:table-cell>
          <table:table-cell table:style-name="ce7" office:value-type="string" calcext:value-type="string">
            <text:p>Almacenamiento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Editr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Pasar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- Transie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la infraestructura para el Intercambio de Datos (Transief, Pasarela, Editran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in determinar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ervicios específicos para la CHAP</text:p>
          </table:table-cell>
          <table:table-cell table:style-name="ce7" office:value-type="string" calcext:value-type="string">
            <text:p>Aplicaciones del puesto de trabajo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Cámaras de la guarder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petas de 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o electrónico – 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- Accesos y Permi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Espacios o Siti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Instancia para aplic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Metada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Ot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elefonía móvil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Administración Electrónica</text:p>
          </table:table-cell>
          <table:table-cell table:style-name="ce7" office:value-type="string" calcext:value-type="string">
            <text:p>Certificados digitale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Notific@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@fir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istema de Presentación Electrónica General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Análisis y Explotación de Datos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Explotación de datos SUR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ERIS-G3 (Planificación y Gestión de la Contratación Administrativa)</text:p>
          </table:table-cell>
          <table:table-cell table:style-name="ce7" office:value-type="string" calcext:value-type="string">
            <text:p>Actuaciones Programada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ribunal Administrativo de Recursos Contractuales (TARCJA)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GIRO (Gestión Integrada de Recursos Organizativos)</text:p>
          </table:table-cell>
          <table:table-cell table:style-name="ce7" office:value-type="string" calcext:value-type="string">
            <text:p>Activos Fijos- Contabilidad Patrimonial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usuarios - Permi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esorería - Otros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JUPITER (Gestión Presupuestaria, Contable y Tesorera)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dos con Financiación Afecta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raspasos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Más Sistemas de Información</text:p>
          </table:table-cell>
          <table:table-cell table:style-name="ce7" office:value-type="string" calcext:value-type="string">
            <text:p>Acce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ARE (Aplicación de Remisión Electrón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Generación y Publicación del BOJA Electróni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Otros procedimientos de Remisión Electrón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Portal BO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Remisión en Soporte Pap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mpaña Renta – Problema de conex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- IGA-JdA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- INFOV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– CIYAT (Herramienta Analít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– CIYAT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– IGA-JdA (Herramienta Analít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- CONSUMO R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- SIAC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Soporte - CEIS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Soporte – CEIS (Herramienta Analít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G Relaciones Financieras con las CC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ctura Electrónica – Aplicación PUE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amienta <text:s/>de ayuda al sistema contable SE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FOC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Libro de Sugerencias y Reclama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spección Gral. de Servicios – Plataforma RD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RIPD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SIRhUS (Gestión Integrada de Recursos Humanos)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ción soc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ituaciones de personal/Gestión de Actos Administrativos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SUR (Gestión Tributaria)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ubsistema Valoración de Bienes y Derechos</text:p>
          </table:table-cell>
          <table:table-cell table:style-name="ce15"/>
        </table:table-row>
        <table:table-row table:style-name="ro1">
          <table:table-cell table:style-name="ce3"/>
          <table:table-cell table:style-name="ce10" office:value-type="string" calcext:value-type="string">
            <text:p>(vacío)</text:p>
          </table:table-cell>
          <table:table-cell table:style-name="ce10" office:value-type="string" calcext:value-type="string">
            <text:p>Intranet/Extranet de la Consejería de Hacienda y Administración Pública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Petición</text:p>
          </table:table-cell>
          <table:table-cell table:style-name="ce7" office:value-type="string" calcext:value-type="string">
            <text:p>Accesos al y desde el exterior de la Consejería e Internet</text:p>
          </table:table-cell>
          <table:table-cell table:style-name="ce7" office:value-type="string" calcext:value-type="string">
            <text:p>Acceso desde el exterior a recursos de la Consejería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ceso desde la Consejería a otros organismos/organizacion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Accesos a Internet</text:p>
          </table:table-cell>
          <table:table-cell table:style-name="ce15"/>
        </table:table-row>
        <table:table-row table:style-name="ro1">
          <table:table-cell/>
          <table:table-cell table:style-name="ce10" office:value-type="string" calcext:value-type="string">
            <text:p>Otros Servicios</text:p>
          </table:table-cell>
          <table:table-cell table:style-name="ce10" office:value-type="string" calcext:value-type="string">
            <text:p>No aplica</text:p>
          </table:table-cell>
          <table:table-cell table:style-name="ce17"/>
        </table:table-row>
        <table:table-row table:style-name="ro1">
          <table:table-cell/>
          <table:table-cell table:style-name="ce7" office:value-type="string" calcext:value-type="string">
            <text:p>Portales y páginas web</text:p>
          </table:table-cell>
          <table:table-cell table:style-name="ce7" office:value-type="string" calcext:value-type="string">
            <text:p>Extranet de la Consejería de Hacienda y Administración Pública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Intranet de la Consejería de Hacienda y Administración Públ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de la Consejería de Hacienda y Administración Públ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ros portales y páginas web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Agencia Tributaria de Andaluc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Atención a la Ciudadanía / CLA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la Consejería de Hacienda y Administración Públ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la Junta de Andalucí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Web del Empleado Público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Préstamo de salas y recursos</text:p>
          </table:table-cell>
          <table:table-cell table:style-name="ce7" office:value-type="string" calcext:value-type="string">
            <text:p>Escáner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Grabado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or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ctor de tarjeta criptográf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cencia de software avanza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cencia de software bási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moria US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nador portát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yec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erva de estación multius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erva y preparación de aulas y salas de DDP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erva y preparación de otras aulas y salas de SS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erva y preparación de sala de form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eléfono móvil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ervicio Especializado (sólo personal TIC)</text:p>
          </table:table-cell>
          <table:table-cell table:style-name="ce7" office:value-type="string" calcext:value-type="string">
            <text:p>Almacenamiento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plicaciones We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se de Datos Adab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se de Datos Orac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se de Datos SQL Serv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o de Servicios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o Electróni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or Documen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Linu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Solari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Windows-Virtualiz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z/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We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x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guridad y Comunicacion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in determinar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ervicios específicos para la CHAP</text:p>
          </table:table-cell>
          <table:table-cell table:style-name="ce7" office:value-type="string" calcext:value-type="string">
            <text:p>Accesori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plicaciones del puesto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ámaras de la guarder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petas de 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umib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o electrónico – Al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o electrónico – Buzón de corre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o electrónico – Cuenta de corre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o electrónico – Lista de corre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reo electrónico – 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dia de soportes electrónic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quipamiento informáti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- Accesos y Permi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Espacios o Siti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Instancia para aplic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Metada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ocumental (Alfresco) – Ot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bación de información en soportes electrónic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or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net desde teléfono o portát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nador personal (P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iféricos y accesorios informátic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 (cuentas de usuario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irada de dispositivo informáti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fonía <text:s text:c="2"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fonía fij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elefonía móvil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Administración Electrónica</text:p>
          </table:table-cell>
          <table:table-cell table:style-name="ce7" office:value-type="string" calcext:value-type="string">
            <text:p>Certificados digitale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Compuls@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@r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de Sustitución de Certificados en Soporte Pap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Administración Electrónic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istema de Presentación Electrónica General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Análisis y Explotación de Datos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Explotación de datos CIY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tación de datos Contrat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tación de datos de Otros Siste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plotación de datos JUPITER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Explotación de datos SUR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ERIS-G3 (Planificación y Gestión de la Contratación Administrativa)</text:p>
          </table:table-cell>
          <table:table-cell table:style-name="ce7" office:value-type="string" calcext:value-type="string">
            <text:p>Actuaciones Programada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Catálogo de Bienes Homologados (CBBH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or de Expedientes de Contratación (GE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de Contratación / Perfil de Contratante (Pd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de Fiscalización (PdF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Contratos (R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Licitadores (RL)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ribunal Administrativo de Recursos Contractuales (TARCJA)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GIRO (Gestión Integrada de Recursos Organizativos)</text:p>
          </table:table-cell>
          <table:table-cell table:style-name="ce7" office:value-type="string" calcext:value-type="string">
            <text:p>Activos Fijos- Contabilidad Patrimonial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tivos Fijos- Invent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ntral de Información - EEI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aboración del Presupues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trapresupuesta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ción Afectada - FC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ción Afectada - Fondos Europe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ciación Afectada - Subv Finalis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nz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stos - Bandeja de entra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usuarios - Alta de usu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usuarios - Desbloqueo y contraseñ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usuarios - Modificación Permi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operabilidad Funcion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teroperabilidad Siste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ificación de Presupue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ganización de Cur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Contra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Facturas y Fondo Órgano Ges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gistro de Licitad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P BW Ejecución Presupuesta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porte al Puesto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orería - Calendario de Pag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orería - Ordenación de Pago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esorería - Otros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JUPITER (Gestión Presupuestaria, Contable y Tesorera)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k@nz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yudas y Subven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nco de Proyec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entas autoriz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mplimiento de progra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arrol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ITR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aboración y Edición del Presupues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UROF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dos de Compensación Interterritori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dos del Órgano Ges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ortación/Exportación de ficheros secuencia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mpresión y listad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icadores de FFE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vent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stifica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que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dificaciones Presupuestar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rmas de Vinculación, propietarios, etc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para Gastos y Pag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eraciones Extrapresupuestar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peraciones Presupuestarias (PALA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are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al JUPI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yecto de Invers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epción de Invers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tenciones Judicia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guimiento de los códigos de financi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ej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 determin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venciones Finalist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ce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orería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Traspasos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Más Sistemas de Información</text:p>
          </table:table-cell>
          <table:table-cell table:style-name="ce7" office:value-type="string" calcext:value-type="string">
            <text:p>Acce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lta de tarjetas de personal para delegaciones provinciales (TFE D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ta de tarjetas de personal servicios centrales (TF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se de Datos de Expedientes del Servicio de Patrimonio Inmobili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- ARE (Aplicación de Remisión Electrón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JA – eCO Remisión Electrón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mbio de contraseñas vía web (GENCLAWEB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mpaña Renta - Desbloqueo de contraseñ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- CIYAT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- IGA-JdA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- INFOV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– CIYAT (Herramienta Analít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 – IGA-JdA (Herramienta Analít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Ciudadanía- SIAC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Soporte - CEIS (Sieb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Soporte – CEIS (Herramienta Analít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EIS ( Centro de Información y Servicios) <text:s/>- Subsistema Usuarios – CEIS (Herramienta Analíti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ol horar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ación de incidentes de segurid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G Relaciones Financieras con las CCL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rma de certificados de cursos (CERTIFCURSO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base de datos jurídica para letrado de Viceconsejer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Colas (sólo DDP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recursos y tareas (GRET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sentenc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 teléfonos (SGTe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l registro de expedien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stión del registro de órdenes de subven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amienta <text:s/>de ayuda al sistema contable SE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icadores económicos (INPLE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FOC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yes y Reglamen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stín telefónico de la intran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ntenimiento del procedimiento contencioso administrativo (JC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nsajes a móviles para altos cargos (MENMO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r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n Ajuste Entidades Instrumentales Sector Público Andaluz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n de mantenimiento de impresoras, gastos, consumib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guntas Parlamentar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ncronización de contraseñas (SINCL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 de información de corporaciones locales <text:s/>(SICL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s de Gestión Inteligente de Colas.QMATIC (DDPP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stemas de Información en DDPP/CCTT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RIPD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SIRhUS (Gestión Integrada de Recursos Humanos)</text:p>
          </table:table-cell>
          <table:table-cell table:style-name="ce7" office:value-type="string" calcext:value-type="string">
            <text:p>Acción social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dministración/Acceso al siste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ministración/Autentic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estos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Bolsa de Trabaj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Generación de Contratos / Clausul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Procesos Selectiv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ección y provisión/Provisión de Pues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tuaciones de personal/Elecciones sindical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ituaciones de personal/Gestión de Actos Administrativos</text:p>
          </table:table-cell>
          <table:table-cell table:style-name="ce15"/>
        </table:table-row>
        <table:table-row table:style-name="ro1">
          <table:table-cell/>
          <table:table-cell table:style-name="ce7" office:value-type="string" calcext:value-type="string">
            <text:p>SI SUR (Gestión Tributaria)</text:p>
          </table:table-cell>
          <table:table-cell table:style-name="ce7" office:value-type="string" calcext:value-type="string">
            <text:p>Accesos y Permisos</text:p>
          </table:table-cell>
          <table:table-cell table:style-name="ce14"/>
        </table:table-row>
        <table:table-row table:style-name="ro1">
          <table:table-cell table:number-columns-repeated="2"/>
          <table:table-cell office:value-type="string" calcext:value-type="string">
            <text:p>Actuaciones Programad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ramienta de seguimiento de tare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ntenimiento de la Inform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CHAP (Tesorería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icina Virtual Tributaria y de Recaud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aforma de Pago de la Junta de Andalucí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Contabilidad auxiliar e ingresos con financiación afecta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Control de Calidad de Document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Entrada/Salida Inform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Firma Documentos Sali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Gestión de Expedientes y Circuitos Administrativ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Herramienta de Liquida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Honorarios Oficinas Liquidador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Impuestos Ecológic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Inspecció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Integración Órganos Gestor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Notificacion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Recaudación Ejecutiv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Seguimiento de Deud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Tasa Fiscal sobre el Jueg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ntidades Colaborador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sistema Tesorería - Gestión de Expedientes</text:p>
          </table:table-cell>
          <table:table-cell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Subsistema Valoración de Bienes y Derechos</text:p>
          </table:table-cell>
          <table:table-cell table:style-name="ce15"/>
        </table:table-row>
        <table:table-row table:style-name="ro1">
          <table:table-cell table:style-name="ce3"/>
          <table:table-cell table:style-name="ce10" office:value-type="string" calcext:value-type="string">
            <text:p>(vacío)</text:p>
          </table:table-cell>
          <table:table-cell table:style-name="ce10" office:value-type="string" calcext:value-type="string">
            <text:p>Intranet/Extranet de la Consejería de Hacienda y Administración Pública</text:p>
          </table:table-cell>
          <table:table-cell table:style-name="ce17"/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/>
          <table:table-cell table:style-name="ce12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mpo_20_de_20_la_20_tabla_20_dinámica" style:display-name="Campo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tegoría_20_de_20_la_20_tabla_20_dinámica" style:display-name="Categoría de la tabla dinámica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ítulo_20_de_20_la_20_tabla_20_dinámica" style:display-name="Título de la tabla dinámica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squina_20_de_20_la_20_tabla_20_dinámica" style:display-name="Esquina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ado_20_de_20_la_20_tabla_20_dinámica" style:display-name="Resultado de la tabla dinámica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0:49:23.908000000</meta:creation-date>
    <dc:date>2015-08-24T10:49:55.720000000</dc:date>
    <meta:editing-duration>PT31S</meta:editing-duration>
    <meta:editing-cycles>1</meta:editing-cycles>
    <meta:document-statistic meta:table-count="1" meta:cell-count="798" meta:object-count="0"/>
    <meta:generator>LibreOffice/4.4.1.2$Windows_x86 LibreOffice_project/45e2de17089c24a1fa810c8f975a7171ba4cd432</meta:generator>
  </office:meta>
</office:document-meta>
</file>